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ff" draw:fill="none" draw:fill-color="#999999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line-height="150%" fo:text-align="center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style:text-properties style:font-name="Courier 10 Pitch1" fo:font-size="24pt" fo:font-style="italic" style:font-size-asian="24pt" style:font-style-asian="italic" style:font-size-complex="24pt" style:font-style-complex="italic"/>
    </style:style>
    <style:style style:name="P4" style:family="paragraph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fo:font-size="48pt" style:font-size-asian="48pt" style:font-size-complex="48pt"/>
    </style:style>
    <style:style style:name="T3" style:family="text">
      <style:text-properties fo:color="#0000ff" fo:font-size="48pt" style:font-size-asian="48pt" style:font-size-complex="4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sub 58%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style:use-window-font-color="true" fo:font-style="normal" style:font-style-asian="normal" style:font-style-complex="normal"/>
    </style:style>
    <style:style style:name="T11" style:family="text">
      <style:text-properties style:use-window-font-color="true" fo:font-style="italic" style:font-style-asian="italic" style:font-style-complex="italic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tyle="italic" style:font-style-asian="italic" style:font-style-complex="italic"/>
    </style:style>
    <style:style style:name="T14" style:family="text">
      <style:text-properties style:use-window-font-color="true"/>
    </style:style>
    <style:style style:name="T15" style:family="text">
      <style:text-properties style:font-name="Courier 10 Pitch1" fo:font-size="24pt" style:font-size-asian="24pt" style:font-size-complex="24pt"/>
    </style:style>
    <style:style style:name="T16" style:family="text">
      <style:text-properties style:text-position="sub 58%" style:font-name="Courier 10 Pitch1" fo:font-size="24pt" style:font-size-asian="24pt" style:font-size-complex="24pt"/>
    </style:style>
    <style:style style:name="T17" style:family="text">
      <style:text-properties fo:color="#ff0000" style:font-name="Courier 10 Pitch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9966cc" style:font-name="Courier 10 Pitch1" fo:font-size="24pt" fo:font-weight="bold" style:font-size-asian="24pt" style:font-weight-asian="bold" style:font-size-complex="24pt" style:font-weight-complex="bold"/>
    </style:style>
    <style:style style:name="T19" style:family="text">
      <style:text-properties style:use-window-font-color="true" style:font-name="Courier 10 Pitch1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Courier 10 Pitch1" fo:font-size="20pt" style:font-size-asian="20pt" style:font-size-complex="20pt"/>
    </style:style>
    <style:style style:name="T2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1"><text:span text:style-name="T1"/></text:p>
            <text:p text:style-name="P1"><text:span text:style-name="T2">Looking for a </text:span><text:span text:style-name="T3">Subset</text:span></text:p>
            <text:p text:style-name="P1"><text:span text:style-name="T4"/></text:p>
            <text:p text:style-name="P1"><text:span text:style-name="T4"/></text:p>
            <text:p text:style-name="P1"><text:span text:style-name="T4">UVA 11031</text:span></text:p>
            <text:p text:style-name="P1"><text:span text:style-name="T4">廉強 </text:span><text:span text:style-name="T4">101502536 </text:span><text:span text:style-name="T4">資工 </text:span><text:span text:style-name="T4">3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題目</text:p>
          </draw:text-box>
        </draw:frame>
        <draw:frame presentation:style-name="Default-outline1" draw:text-style-name="P2" draw:layer="layout" svg:width="25.199cm" svg:height="12.179cm" svg:x="1.4cm" svg:y="4.914cm" presentation:class="outline" presentation:user-transformed="true">
          <draw:text-box>
            <text:p><text:span text:style-name="T5">給定一個集合與其</text:span><text:span text:style-name="T6">n</text:span><text:span text:style-name="T5">個元素，</text:span><text:span text:style-name="T6">S</text:span><text:span text:style-name="T7"> = { a</text:span><text:span text:style-name="T8">1</text:span><text:span text:style-name="T7">, a</text:span><text:span text:style-name="T8">2</text:span><text:span text:style-name="T7">, a</text:span><text:span text:style-name="T8">3</text:span><text:span text:style-name="T7">, ... , a</text:span><text:span text:style-name="T8">n</text:span><text:span text:style-name="T7"> }</text:span><text:span text:style-name="T5">，要找出</text:span><text:span text:style-name="T6">P</text:span><text:span text:style-name="T7"> = { a</text:span><text:span text:style-name="T8">x1</text:span><text:span text:style-name="T7">, a</text:span><text:span text:style-name="T8">x2</text:span><text:span text:style-name="T7">, a</text:span><text:span text:style-name="T8">x3</text:span><text:span text:style-name="T7">, ... , a</text:span><text:span text:style-name="T8">xm</text:span><text:span text:style-name="T7"> }</text:span><text:span text:style-name="T5"> </text:span><text:span text:style-name="T5">，</text:span></text:p>
            <text:p><text:span text:style-name="T6">P</text:span><text:span text:style-name="T5">的條件為 </text:span><text:span text:style-name="T7">a</text:span><text:span text:style-name="T8">x1</text:span><text:span text:style-name="T7">&lt; a</text:span><text:span text:style-name="T8">x2</text:span><text:span text:style-name="T7">&lt; ... &lt; a</text:span><text:span text:style-name="T8">xm</text:span><text:span text:style-name="T5"> </text:span><text:span text:style-name="T5">且 </text:span><text:span text:style-name="T7">x</text:span><text:span text:style-name="T8">1</text:span><text:span text:style-name="T7"> &lt; x</text:span><text:span text:style-name="T8">2</text:span><text:span text:style-name="T7"> &lt; ... &lt; x</text:span><text:span text:style-name="T8">m</text:span></text:p>
            <text:p><text:span text:style-name="T5">如果有多個</text:span><text:span text:style-name="T6">P</text:span><text:span text:style-name="T5">符合條件，則取</text:span><text:span text:style-name="T7">x</text:span><text:span text:style-name="T8">1</text:span><text:span text:style-name="T5">為最小者，依此類推。</text:span></text:p>
            <text:p><text:span text:style-name="T5">如果沒有</text:span><text:span text:style-name="T9">P</text:span><text:span text:style-name="T5">符合條件，輸出 </text:span><text:span text:style-name="T5">Impossible</text:span></text:p>
            <text:p><text:span text:style-name="T5"/></text:p>
            <text:p><text:span text:style-name="T5">註：</text:span><text:span text:style-name="T9">1 ≤ n ≤ 10000</text:span><text:span text:style-name="T10">，</text:span><text:span text:style-name="T6">1 ≤ m ≤ n</text:span><text:span text:style-name="T10"> </text:span></text:p>
            <text:p><text:span text:style-name="T10">對所有 </text:span><text:span text:style-name="T11">a</text:span><text:span text:style-name="T12">：</text:span><text:span text:style-name="T13">|</text:span><text:span text:style-name="T11">a| &lt; 100000000</text:span><text:span text:style-name="T11">，</text:span><text:span text:style-name="T11">a ∈ 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</text:p>
          </draw:text-box>
        </draw:frame>
        <draw:frame presentation:style-name="Default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整數集合：</text:span><text:span text:style-name="T7">{3, 4, 1, 2, 3, 6}</text:span></text:p>
              </text:list-item>
              <text:list-item>
                <text:p><text:span text:style-name="T9">m</text:span><text:span text:style-name="T7"> = 6</text:span><text:span text:style-name="T5">，輸出：</text:span><text:span text:style-name="T7">Impossible</text:span></text:p>
              </text:list-item>
              <text:list-item>
                <text:p><text:span text:style-name="T9">m</text:span><text:span text:style-name="T7"> = 4</text:span><text:span text:style-name="T5">，輸出：</text:span><text:span text:style-name="T7">1 2 3 6</text:span></text:p>
                <text:p><text:span text:style-name="T7"/></text:p>
              </text:list-item>
              <text:list-item>
                <text:p><text:span text:style-name="T5">整數集合：</text:span><text:span text:style-name="T7">{2, 4, 6, 1, 3, 5}</text:span></text:p>
              </text:list-item>
              <text:list-item>
                <text:p><text:span text:style-name="T9">m</text:span><text:span text:style-name="T7"> = 4</text:span><text:span text:style-name="T5">，輸出：</text:span><text:span text:style-name="T7">Impossible</text:span></text:p>
              </text:list-item>
              <text:list-item>
                <text:p><text:span text:style-name="T9">m</text:span><text:span text:style-name="T7"> = 3</text:span><text:span text:style-name="T5">，輸出：</text:span><text:span text:style-name="T7">2 4 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rgest <text:span text:style-name="T6">Decreasing</text:span><text:span text:style-name="T14"> Subsequence</text:span></text:p>
          </draw:text-box>
        </draw:frame>
        <draw:frame draw:style-name="gr2" draw:text-style-name="P3" draw:layer="layout" svg:width="19.298cm" svg:height="13.697cm" svg:x="1.778cm" svg:y="5.234cm">
          <draw:text-box>
            <text:p><text:span text:style-name="T15">l = {a</text:span><text:span text:style-name="T16">n</text:span><text:span text:style-name="T15">}, p = {</text:span><text:span text:style-name="T17">1</text:span><text:span text:style-name="T15">}</text:span></text:p>
            <text:p><text:span text:style-name="T18">for</text:span><text:span text:style-name="T15"> (i = </text:span><text:span text:style-name="T17">1</text:span><text:span text:style-name="T15">; i &lt; n; i++)</text:span></text:p>
            <text:p><text:span text:style-name="T15"><text:s text:c="2"/></text:span><text:span text:style-name="T15">x = a[n – i – </text:span><text:span text:style-name="T17">1</text:span><text:span text:style-name="T15">]</text:span></text:p>
            <text:p><text:span text:style-name="T15"><text:s text:c="2"/></text:span><text:span text:style-name="T18">if</text:span><text:span text:style-name="T15"> x &lt; last(l)</text:span></text:p>
            <text:p><text:span text:style-name="T15"><text:s text:c="4"/></text:span><text:span text:style-name="T15">push(l, x)</text:span></text:p>
            <text:p><text:span text:style-name="T15"><text:s text:c="4"/></text:span><text:span text:style-name="T15">p[i] = len(l)</text:span></text:p>
            <text:p><text:span text:style-name="T15"><text:s text:c="2"/></text:span><text:span text:style-name="T18">else</text:span></text:p>
            <text:p><text:span text:style-name="T15"><text:s text:c="4"/></text:span><text:span text:style-name="T15">j = find_first_small_number(l, x)</text:span></text:p>
            <text:p><text:span text:style-name="T15"><text:s text:c="4"/></text:span><text:span text:style-name="T15">l[j] = x</text:span></text:p>
            <text:p><text:span text:style-name="T15"><text:s text:c="4"/></text:span><text:span text:style-name="T15">p[i] = j + </text:span><text:span text:style-name="T17">1</text:span></text:p>
            <text:p><text:span text:style-name="T19"/></text:p>
            <text:p><text:span text:style-name="T19">若 </text:span><text:span text:style-name="T19">size(l) &lt; m</text:span><text:span text:style-name="T19">，輸出 </text:span><text:span text:style-name="T19">Impossible</text:span></text:p>
            <text:p><text:span text:style-name="T19">否則利用 </text:span><text:span text:style-name="T19">p </text:span><text:span text:style-name="T19">進行回溯並輸出結果</text:span></text:p>
          </draw:text-box>
        </draw:frame>
        <draw:frame draw:style-name="gr3" draw:layer="layout" svg:width="0.502cm" svg:height="1.195cm" svg:x="17.018cm" svg:y="5.842cm">
          <draw:text-box>
            <text:p/>
          </draw:text-box>
        </draw:frame>
        <draw:frame draw:style-name="gr4" draw:text-style-name="P4" draw:layer="layout" svg:width="8.626cm" svg:height="6.887cm" svg:x="17.024cm" svg:y="5.334cm">
          <draw:text-box>
            <text:p><text:span text:style-name="T20">Arguments:</text:span></text:p>
            <text:p><text:span text:style-name="T21"><text:s text:c="2"/></text:span><text:span text:style-name="T21">a: array</text:span></text:p>
            <text:p><text:span text:style-name="T21"/></text:p>
            <text:p><text:span text:style-name="T20">Local Variables:</text:span></text:p>
            <text:p><text:span text:style-name="T21"><text:s text:c="2"/></text:span><text:span text:style-name="T21">l: list</text:span></text:p>
            <text:p><text:span text:style-name="T21"><text:s text:c="2"/></text:span><text:span text:style-name="T21">p: position array</text:span></text:p>
            <text:p><text:span text:style-name="T22"/></text:p>
            <text:p><text:span text:style-name="T23">T(n):</text:span><text:span text:style-name="T22"> O(n log 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附註：find_first_small_number()</text:p>
          </draw:text-box>
        </draw:frame>
        <draw:frame draw:style-name="gr2" draw:text-style-name="P3" draw:layer="layout" svg:width="11.17cm" svg:height="7.23cm" svg:x="1.778cm" svg:y="5.435cm">
          <draw:text-box>
            <text:p><text:span text:style-name="T15">i = 0, l = len(a)</text:span></text:p>
            <text:p><text:span text:style-name="T18">while</text:span><text:span text:style-name="T15"> l &gt; </text:span><text:span text:style-name="T17">1</text:span></text:p>
            <text:p><text:span text:style-name="T15"><text:s text:c="2"/></text:span><text:span text:style-name="T15">h = l &gt;&gt; 1</text:span></text:p>
            <text:p><text:span text:style-name="T15"><text:s text:c="2"/></text:span><text:span text:style-name="T15">m = a[i + h – </text:span><text:span text:style-name="T17">1</text:span><text:span text:style-name="T15">]</text:span></text:p>
            <text:p><text:span text:style-name="T15"><text:s text:c="2"/></text:span><text:span text:style-name="T18">if</text:span><text:span text:style-name="T15"> (n &gt;= m) <text:s/>l = h</text:span></text:p>
            <text:p><text:span text:style-name="T15"><text:s text:c="2"/></text:span><text:span text:style-name="T18">else </text:span><text:span text:style-name="T15">i += h, l -= h</text:span></text:p>
            <text:p><text:span text:style-name="T18">return</text:span><text:span text:style-name="T19"> i</text:span></text:p>
          </draw:text-box>
        </draw:frame>
        <draw:frame draw:style-name="gr4" draw:text-style-name="P4" draw:layer="layout" svg:width="8.198cm" svg:height="7.709cm" svg:x="17.024cm" svg:y="5.335cm">
          <draw:text-box>
            <text:p><text:span text:style-name="T20">Arguments:</text:span></text:p>
            <text:p><text:span text:style-name="T21"><text:s text:c="2"/></text:span><text:span text:style-name="T21">a: array</text:span></text:p>
            <text:p><text:span text:style-name="T21"/></text:p>
            <text:p><text:span text:style-name="T20">Local variables:</text:span></text:p>
            <text:p><text:span text:style-name="T21"><text:s text:c="2"/></text:span><text:span text:style-name="T21">l: array length</text:span></text:p>
            <text:p><text:span text:style-name="T21"><text:s text:c="2"/></text:span><text:span text:style-name="T21">h: half length</text:span></text:p>
            <text:p><text:span text:style-name="T21"><text:s text:c="2"/></text:span><text:span text:style-name="T21">m: middle number</text:span></text:p>
            <text:p><text:span text:style-name="T22"/></text:p>
            <text:p><text:span text:style-name="T23">T(n):</text:span><text:span text:style-name="T22"> O(log 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附註：輸出()</text:p>
          </draw:text-box>
        </draw:frame>
        <draw:frame draw:style-name="gr2" draw:text-style-name="P3" draw:layer="layout" svg:width="16.758cm" svg:height="9.215cm" svg:x="0.978cm" svg:y="5.435cm">
          <draw:text-box>
            <text:p><text:span text:style-name="T18">if</text:span><text:span text:style-name="T15"> l &gt;= m</text:span></text:p>
            <text:p><text:span text:style-name="T15"><text:s text:c="2"/></text:span><text:span text:style-name="T15">p = 100000000</text:span></text:p>
            <text:p><text:span text:style-name="T15"><text:s text:c="2"/></text:span><text:span text:style-name="T18">for</text:span><text:span text:style-name="T15"> (j = nl; j &gt;= 0 &amp;&amp; m; j--)</text:span></text:p>
            <text:p><text:span text:style-name="T15"><text:s text:c="4"/></text:span><text:span text:style-name="T18">if</text:span><text:span text:style-name="T15"> c[j] &gt;= m &amp;&amp; c[j] &lt; p</text:span></text:p>
            <text:p><text:span text:style-name="T15"><text:s text:c="6"/></text:span><text:span text:style-name="T15">p = c[j]</text:span></text:p>
            <text:p><text:span text:style-name="T15"><text:s text:c="6"/></text:span><text:span text:style-name="T15">m--</text:span></text:p>
            <text:p><text:span text:style-name="T15"><text:s text:c="6"/></text:span><text:span text:style-name="T15">print(n[nl-j-</text:span><text:span text:style-name="T17">1</text:span><text:span text:style-name="T15">])</text:span></text:p>
            <text:p><text:span text:style-name="T18">else</text:span></text:p>
            <text:p><text:span text:style-name="T19"><text:s text:c="2"/></text:span><text:span text:style-name="T19">print(</text:span><text:span text:style-name="T17">“Impossible”</text:span><text:span text:style-name="T19">)</text:span></text:p>
          </draw:text-box>
        </draw:frame>
        <draw:frame draw:style-name="gr4" draw:text-style-name="P4" draw:layer="layout" svg:width="9.053cm" svg:height="9.353cm" svg:x="17.924cm" svg:y="5.335cm">
          <draw:text-box>
            <text:p><text:span text:style-name="T20">Arguments:</text:span></text:p>
            <text:p><text:span text:style-name="T21"><text:s text:c="2"/></text:span><text:span text:style-name="T21">l: LDS length</text:span></text:p>
            <text:p><text:span text:style-name="T21"><text:s text:c="2"/></text:span><text:span text:style-name="T21">n: the set</text:span></text:p>
            <text:p><text:span text:style-name="T21"><text:s text:c="2"/></text:span><text:span text:style-name="T21">nl: the set length</text:span></text:p>
            <text:p><text:span text:style-name="T21"><text:s text:c="2"/></text:span><text:span text:style-name="T21">c: position array</text:span></text:p>
            <text:p><text:span text:style-name="T21"><text:s text:c="2"/></text:span><text:span text:style-name="T21">m: required length</text:span></text:p>
            <text:p><text:span text:style-name="T21"/></text:p>
            <text:p><text:span text:style-name="T20">Local variables:</text:span></text:p>
            <text:p><text:span text:style-name="T21"><text:s text:c="2"/></text:span><text:span text:style-name="T21">p: previous length</text:span></text:p>
            <text:p><text:span text:style-name="T22"/></text:p>
            <text:p><text:span text:style-name="T23">T(n):</text:span><text:span text:style-name="T22"> O(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Free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italic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en </meta:initial-creator>
    <meta:creation-date>2015-04-07T12:10:10.013877936</meta:creation-date>
    <dc:date>2015-04-29T18:45:14.462768738</dc:date>
    <dc:creator>lien </dc:creator>
    <meta:editing-duration>PT4H23M53S</meta:editing-duration>
    <meta:editing-cycles>82</meta:editing-cycles>
    <meta:generator>LibreOffice/4.2.7.2$Linux_X86_64 LibreOffice_project/420m0$Build-2</meta:generator>
    <meta:document-statistic meta:object-count="48"/>
  </office:meta>
</office:document-meta>
</file>